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3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39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7">
            <text:p>0521 <text:s/>1107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7">
            <text:p>0521 <text:s/>1107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7">
            <text:p>0521 <text:s/>1107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7">
            <text:p>0521 <text:s/>1107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7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8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49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2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1T11:07:33.51">
            <text:p>0521 <text:s/>110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1T11:07:33.51">
            <text:p>2021/5/21 11:07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1T11:07:33.51">
            <text:p>0521 <text:s/>1107</text:p>
          </table:table-cell>
          <table:table-cell table:style-name="ce6" table:formula="of:=NOW()" office:value-type="date" office:date-value="2021-05-21T11:07:33.51">
            <text:p>0521 <text:s/>1107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1T11:07:33.51">
            <text:p>0521 <text:s/>110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40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">
            <text:p>0521 <text:s/>1107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40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">
            <text:p>0521 <text:s/>11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4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40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4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1">
            <text:p>0521 <text:s/>1107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2">
            <text:p>0521 <text:s/>1107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40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2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2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5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40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2">
            <text:p>0521 <text:s/>1107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4" office:value-type="string">
            <text:p>何時に終わるか、知っていますか。</text:p>
          </table:table-cell>
          <table:table-cell table:style-name="ce26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40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2">
            <text:p>0521 <text:s/>1107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4" office:value-type="string">
            <text:p>今日はとても暑いです。</text:p>
          </table:table-cell>
          <table:table-cell table:style-name="ce26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40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2">
            <text:p>0521 <text:s/>1107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4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6" office:value-type="string">
            <text:p>it was sunday, May second.</text:p>
          </table:table-cell>
          <table:table-cell table:style-name="ce26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4"/>
          <table:table-cell table:style-name="ce26" office:value-type="string">
            <text:p>it was sunday, May second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4" office:value-type="string">
            <text:p>dowoom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4" office:value-type="string" table:number-columns-spanned="2" table:number-rows-spanned="1">
            <text:p>あなたの名前はなんですか？</text:p>
          </table:table-cell>
          <table:covered-table-cell table:style-name="ce26" office:value-type="string">
            <text:p>あなたの名前はなんですか？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4" office:value-type="string" table:number-columns-spanned="2" table:number-rows-spanned="1">
            <text:p>水を飲みたいですか。何か食べたいですか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3">
            <text:p>0521 <text:s/>1107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4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4">
            <text:p>0521 <text:s/>1107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4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4">
            <text:p>0521 <text:s/>1107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4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4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7" office:value-type="string">
            <text:p>a'thlathaaI / maayu</text:p>
          </table:table-cell>
          <table:table-cell table:style-name="ce26" office:value-type="string">
            <text:p>it was tuesday, fif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5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4" office:value-type="string">
            <text:p>panjoo / mo_h[month / me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5">
            <text:p>0521 <text:s/>1107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8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6"/>
          <table:table-cell table:style-name="ce39" office:value-type="string" table:number-columns-spanned="2" table:number-rows-spanned="1">
            <text:p>일본에 언제 왔습니까? / 일본에 얼마나 있었습니까?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9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9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4" office:value-type="string">
            <text:p>al'chaamisi / maayu</text:p>
          </table:table-cell>
          <table:table-cell table:style-name="ce26" office:value-type="string">
            <text:p>it was wednesday, fif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4" office:value-type="string">
            <text:p>panjoom / ma_h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4" office:value-type="string" table:number-columns-spanned="2" table:number-rows-spanned="1">
            <text:p>もう一度言ってくださるでしょうか？</text:p>
          </table:table-cell>
          <table:covered-table-cell table:style-name="ce26"/>
          <table:table-cell table:style-name="ce24" office:value-type="string">
            <text:p>https://marisha39.com/phrase/phrase1314/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4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6"/>
          <table:table-cell table:style-name="ce11" office:value-type="string">
            <text:p>https://marisha39.com/grammar/umi_damyun/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4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6"/>
          <table:table-cell table:style-name="ce11" office:value-type="string">
            <text:p>https://marisha39.com/grammar/umi_damyun/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6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6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4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4" office:value-type="string" table:number-columns-spanned="2" table:number-rows-spanned="1">
            <text:p>это был четверг, шесто'е ма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0" office:value-type="string" table:number-columns-spanned="2" table:number-rows-spanned="1">
            <text:p>shino : 첫 번째 구멍을 잡고. 지금은 더 쉽습니다.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0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4"/>
          <table:table-cell table:style-name="ce26" office:value-type="string">
            <text:p>it was thursday, six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4" office:value-type="string" table:number-columns-spanned="2" table:number-rows-spanned="1">
            <text:p>ちょっと前までおられたが、どこに行かれて</text:p>
          </table:table-cell>
          <table:covered-table-cell table:style-name="ce26"/>
          <table:table-cell table:style-name="ce11"/>
          <table:table-cell table:style-name="ce40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4" office:value-type="string" table:number-columns-spanned="2" table:number-rows-spanned="1">
            <text:p>待っていましたが、お客さんが来ませんでした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4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6"/>
          <table:table-cell table:style-name="ce11" office:value-type="string">
            <text:p>n: “元々休みだったけど”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4" office:value-type="string" table:number-columns-spanned="2" table:number-rows-spanned="1">
            <text:p>何時から始まるか、知っていますか。</text:p>
          </table:table-cell>
          <table:covered-table-cell table:style-name="ce26" office:value-type="string">
            <text:p>何時から始まるか、知っていますか。</text:p>
          </table:covered-table-cell>
          <table:table-cell table:style-name="ce37" office:value-type="string" table:number-columns-spanned="2" table:number-rows-spanned="1">
            <text:p>언제 시작되는지 아십니까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4" office:value-type="string" table:number-columns-spanned="2" table:number-rows-spanned="1">
            <text:p>how do you come here? do you use railway?</text:p>
          </table:table-cell>
          <table:covered-table-cell table:style-name="ce26" office:value-type="string">
            <text:p>how do you come here? do you use railway?</text:p>
          </table:covered-table-cell>
          <table:table-cell table:style-name="ce37" office:value-type="string" table:number-columns-spanned="2" table:number-rows-spanned="1">
            <text:p>여기에 어떻게 오나요? / 당신은 철도를 사용합니까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8">
            <text:p>0521 <text:s/>1107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9">
            <text:p>0521 <text:s/>1107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4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9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4" office:value-type="string">
            <text:p>была пятница, седьмое мая.</text:p>
          </table:table-cell>
          <table:table-cell table:style-name="ce26" office:value-type="string">
            <text:p>it was friday, sev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9">
            <text:p>0521 <text:s/>1107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1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9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4"/>
          <table:table-cell table:style-name="ce26" office:value-type="string">
            <text:p>it was friday, sev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4" office:value-type="string">
            <text:p>dhumu'e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69">
            <text:p>0521 <text:s/>1107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6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">
            <text:p>0521 <text:s/>1107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6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">
            <text:p>0521 <text:s/>1107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">
            <text:p>0521 <text:s/>1107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4" office:value-type="string" table:number-columns-spanned="2" table:number-rows-spanned="1">
            <text:p>это была суббота, восьмое ма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4" office:value-type="string">
            <text:p>i kept my forth finger rather straight, instead of being bent. i kept it tight.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1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4" office:value-type="string">
            <text:p>a'thaamini</text:p>
          </table:table-cell>
          <table:table-cell table:style-name="ce26" office:value-type="string">
            <text:p>it was saturday, eigh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1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4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6" office:value-type="string">
            <text:p>今日は、コンクリートがとても多い。いつ終わるか？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4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4" office:value-type="string" table:number-columns-spanned="2" table:number-rows-spanned="1">
            <text:p>Potem, kiedy odwróciłem rękę, spadła na ziemię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1" office:value-type="string" table:number-columns-spanned="2" table:number-rows-spanned="1">
            <text:p>특히 어제는 아름다운 소리를 날려주는 운동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1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3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4"/>
          <table:table-cell table:style-name="ce26" office:value-type="string">
            <text:p>it was sunday, ni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4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4">
            <text:p>0521 <text:s/>1107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6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4">
            <text:p>0521 <text:s/>1107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6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4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4" office:value-type="string" table:number-columns-spanned="2" table:number-rows-spanned="1">
            <text:p>Dwa. / Podszedłem do placu zabaw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4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4" office:value-type="string" table:number-columns-spanned="2" table:number-rows-spanned="1">
            <text:p>Lewa ręka. Wczoraj pieniądze podrapały mi grzbiet dłoni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4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4" office:value-type="string" table:number-columns-spanned="2" table:number-rows-spanned="1">
            <text:p>Na miejsce zranienia zakładany jest bandaż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1" office:value-type="string" table:number-columns-spanned="2" table:number-rows-spanned="1">
            <text:p>저는 이전 세션에서 작곡 한 내용을 계속했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4" office:value-type="string">
            <text:p>ithnayni / al'AAshri</text:p>
          </table:table-cell>
          <table:table-cell table:style-name="ce26" office:value-type="string">
            <text:p>it was monday, the t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4" office:value-type="string">
            <text:p>dahoom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4" office:value-type="string">
            <text:p>baadaam[almond / zamiyniy?[earth / raa[make / duwst[fellow / dooram[have</text:p>
          </table:table-cell>
          <table:table-cell table:style-name="ce24" office:value-type="string">
            <text:p>I like peanuts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4" office:value-type="string">
            <text:p>shekjaar[sugar / siyaa_h[black</text:p>
          </table:table-cell>
          <table:table-cell table:style-name="ce26" office:value-type="string">
            <text:p>I like black sugar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4" office:value-type="string">
            <text:p>adabiyaat[literature / dhapaniy</text:p>
          </table:table-cell>
          <table:table-cell table:style-name="ce26" office:value-type="string">
            <text:p>I like japanese classic literature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5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4" office:value-type="string">
            <text:p>cheraa[why / aan[it / dooriy[you-have</text:p>
          </table:table-cell>
          <table:table-cell table:style-name="ce26" office:value-type="string">
            <text:p>why do you like it?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6">
            <text:p>0521 <text:s/>1107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4" office:value-type="string">
            <text:p>ziyraa[because / uwn[this / dhahaaniy[world / <text:s/>raa[make / nashaan[show / mei[? / dahad[give</text:p>
          </table:table-cell>
          <table:table-cell table:style-name="ce26" office:value-type="string">
            <text:p>because it shows me a world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6">
            <text:p>0521 <text:s/>1107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4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6" office:value-type="string">
            <text:p>風が吹いている。風が吹いていない。どっちですか？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6">
            <text:p>0521 <text:s/>1107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4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6">
            <text:p>0521 <text:s/>1107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4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8">
            <text:p>0521 <text:s/>1107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2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8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4"/>
          <table:table-cell table:style-name="ce26" office:value-type="string">
            <text:p>it was wednesday, the twelf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4" office:value-type="string">
            <text:p>davooz'dahom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8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4" office:value-type="string">
            <text:p>shiyr / naar'giyl?[coconut</text:p>
          </table:table-cell>
          <table:table-cell table:style-name="ce26" office:value-type="string">
            <text:p>I like coconut milk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9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4" office:value-type="string">
            <text:p>sedoye</text:p>
          </table:table-cell>
          <table:table-cell table:style-name="ce26" office:value-type="string">
            <text:p>I like the sound of flute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9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4" office:value-type="string">
            <text:p>tschaqzadan?</text:p>
          </table:table-cell>
          <table:table-cell table:style-name="ce26" office:value-type="string">
            <text:p>I do not like creeking sound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9">
            <text:p>0521 <text:s/>1107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4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4" office:value-type="string" table:number-columns-spanned="2" table:number-rows-spanned="1">
            <text:p>あなたの名前はなんですか？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9">
            <text:p>0521 <text:s/>1107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8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79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4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1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1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1" office:value-type="string" table:number-columns-spanned="2" table:number-rows-spanned="1">
            <text:p>이런 식으로 숨이 징글 구멍의 상단에 닿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4"/>
          <table:table-cell table:style-name="ce26" office:value-type="string">
            <text:p>it was thursday, thirte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4" office:value-type="string" table:number-columns-spanned="2" table:number-rows-spanned="1">
            <text:p>he got injured. / he needs help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4" office:value-type="string" table:number-columns-spanned="2" table:number-rows-spanned="1">
            <text:p>今日はとても暑いです。少し休みましょう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4" office:value-type="string" table:number-columns-spanned="2" table:number-rows-spanned="1">
            <text:p>Dwa. Wszystko na ziemi. Do placu zabaw. / kuro wraciła sam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1">
            <text:p>0521 <text:s/>1107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4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1">
            <text:p>0521 <text:s/>1107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1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0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1">
            <text:p>0521 <text:s/>1107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1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1">
            <text:p>0521 <text:s/>1107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1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2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4"/>
          <table:table-cell table:style-name="ce26" office:value-type="string">
            <text:p>it was friday, fourte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2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2">
            <text:p>0521 <text:s/>1107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2">
            <text:p>0521 <text:s/>1107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2">
            <text:p>0521 <text:s/>1107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4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2">
            <text:p>0521 <text:s/>1107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4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0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0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4"/>
          <table:table-cell table:style-name="ce26" office:value-type="string">
            <text:p>it was saturday, fifte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3">
            <text:p>0521 <text:s/>1107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4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3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4"/>
          <table:table-cell table:style-name="ce26" office:value-type="string">
            <text:p>it was sunday, sixte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4">
            <text:p>0521 <text:s/>1107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7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5">
            <text:p>0521 <text:s/>1107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7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5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4" office:value-type="string" table:number-columns-spanned="2" table:number-rows-spanned="1">
            <text:p>Po pierwsze, Chroman. Masaż, „Staczanie w dół”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5">
            <text:p>0521 <text:s/>1107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4" office:value-type="string" table:number-columns-spanned="2" table:number-rows-spanned="1">
            <text:p>Po zjedzeniu pasty Kuro kładzie się na ziemię. Masaż jeszcze raz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5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4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6">
            <text:p>0521 <text:s/>1107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4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6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4" office:value-type="string" table:number-columns-spanned="2" table:number-rows-spanned="1">
            <text:p>это был понедельник, семнадцать ма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6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4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6">
            <text:p>0521 <text:s/>1107</text:p>
          </table:table-cell>
          <table:table-cell table:number-columns-repeated="1011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0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6"/>
          <table:table-cell table:style-name="ce26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6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0" office:value-type="string">
            <text:p>ithnayni / </text:p>
          </table:table-cell>
          <table:table-cell table:style-name="ce26" office:value-type="string">
            <text:p>it was monday, the seventeenth of May</text:p>
          </table:table-cell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6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7">
            <text:p>0521 <text:s/>1107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0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6" office:value-type="string">
            <text:p>この床は、広いです。あの壁は、高いです。</text:p>
          </table:covered-table-cell>
          <table:table-cell table:style-name="ce37" office:value-type="string" table:number-columns-spanned="2" table:number-rows-spanned="1">
            <text:p>이 층은 넓습니다. 저 벽은 높다. / 7 층입니다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7">
            <text:p>0521 <text:s/>1107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0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6" office:value-type="string">
            <text:p>何時に終わるか、知っていますか。午後４時に、終わります。</text:p>
          </table:covered-table-cell>
          <table:table-cell table:style-name="ce37" office:value-type="string" table:number-columns-spanned="2" table:number-rows-spanned="1">
            <text:p>언제 끝날지 아십니까? / 오후 4시에 끝납니다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7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0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7">
            <text:p>0521 <text:s/>1107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4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6"/>
          <table:table-cell table:style-name="ce26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8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0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6"/>
          <table:table-cell table:style-name="ce26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8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0" office:value-type="string" table:number-columns-spanned="2" table:number-rows-spanned="1">
            <text:p>это был вторник, восемна'дцатое мая.</text:p>
          </table:table-cell>
          <table:covered-table-cell table:style-name="ce26"/>
          <table:table-cell table:style-name="ce26" office:value-type="string" table:number-columns-spanned="2" table:number-rows-spanned="1">
            <text:p>đó là thứ ba , ngày mười tám tháng[달 năm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8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0" office:value-type="string" table:number-columns-spanned="2" table:number-rows-spanned="1">
            <text:p>шино: упражнения на каждый звук.</text:p>
          </table:table-cell>
          <table:covered-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8">
            <text:p>0521 <text:s/>1107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0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6"/>
          <table:table-cell table:style-name="ce37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0"/>
          <table:table-cell table:style-name="ce26" office:value-type="string">
            <text:p>it was tuesday, the eighteenth of May</text:p>
          </table:table-cell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0" office:value-type="string">
            <text:p>heji'dahoom</text:p>
          </table:table-cell>
          <table: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4" office:value-type="string">
            <text:p>baadaam[almond / zamiyniy? / voogh'AAn[really / duwst'ashi[like-it</text:p>
          </table:table-cell>
          <table:table-cell table:style-name="ce26" office:value-type="string" table:number-columns-spanned="2" table:number-rows-spanned="1">
            <text:p>Orzeszki ziemne. / Naprawdę to lubie.</text:p>
          </table:table-cell>
          <table:covered-table-cell table:style-name="ce26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70999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5" office:value-type="string" table:number-columns-spanned="2" table:number-rows-spanned="1">
            <text:p>上の階へ行きます。下の階から来ました。</text:p>
          </table:table-cell>
          <table:covered-table-cell table:style-name="ce38" office:value-type="string">
            <text:p>上の階へ行きます。下の階から来ました。</text:p>
          </table:covered-table-cell>
          <table:table-cell table:style-name="ce37" office:value-type="string" table:number-columns-spanned="2" table:number-rows-spanned="1">
            <text:p>위층으로 간다. 나는 아래층에서 왔습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5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38" office:value-type="string">
            <text:p>指を怪我しました。肩を壁にぶつけました。足を角材にぶつけました。</text:p>
          </table:covered-table-cell>
          <table:table-cell table:style-name="ce37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0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26"/>
          <table:table-cell table:style-name="ce26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89">
            <text:p>0521 <text:s/>1107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0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26"/>
          <table:table-cell table:style-name="ce26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">
            <text:p>0521 <text:s/>1107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4" office:value-type="string" table:number-columns-spanned="2" table:number-rows-spanned="1">
            <text:p>it was wednesday, nineteenth of May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">
            <text:p>0521 <text:s/>1107</text:p>
          </table:table-cell>
          <table:table-cell table:number-columns-repeated="1011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0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26"/>
          <table:table-cell table:style-name="ce26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">
            <text:p>0521 <text:s/>1107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4"/>
          <table:table-cell table:style-name="ce26" office:value-type="string">
            <text:p>it was wednesday, ninete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">
            <text:p>0521 <text:s/>1107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/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5" office:value-type="string" table:number-columns-spanned="2" table:number-rows-spanned="1">
            <text:p>今日は雲がない。とても暑いです。</text:p>
          </table:table-cell>
          <table:covered-table-cell table:style-name="ce38" office:value-type="string">
            <text:p>今日は雲がない。とても暑いです。</text:p>
          </table:covered-table-cell>
          <table:table-cell table:style-name="ce37" table:number-columns-spanned="2" table:number-rows-spanned="1"/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1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77">
            <text:p>177</text:p>
          </table:table-cell>
          <table:table-cell table:style-name="ce3"/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5" office:value-type="string" table:number-columns-spanned="2" table:number-rows-spanned="1">
            <text:p>水を飲みたいですか。何か食べたいですか。</text:p>
          </table:table-cell>
          <table:covered-table-cell table:style-name="ce38"/>
          <table:table-cell table:style-name="ce37" office:value-type="string" table:number-columns-spanned="2" table:number-rows-spanned="1">
            <text:p>물을 마시고 싶습니까? 뭔가 먹고 싶습니까?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/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5" office:value-type="string" table:number-columns-spanned="2" table:number-rows-spanned="1">
            <text:p>今日は、雨が降ります。</text:p>
          </table:table-cell>
          <table:covered-table-cell table:style-name="ce38"/>
          <table:table-cell table:style-name="ce37" office:value-type="string" table:number-columns-spanned="2" table:number-rows-spanned="1">
            <text:p>오늘 비가 오겠습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1">
            <text:p>0521 <text:s/>1107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/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4" office:value-type="string" table:number-columns-spanned="2" table:number-rows-spanned="1">
            <text:p>Trochę padało, ale obaj wyszli do muru oporowego.</text:p>
          </table:table-cell>
          <table:covered-table-cell table:style-name="ce26"/>
          <table:table-cell table:style-name="ce26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1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/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4" office:value-type="string" table:number-columns-spanned="2" table:number-rows-spanned="1">
            <text:p>Patrząc na chodnik po oddaniu solidnego, kociego cienia. To Ton.</text:p>
          </table:table-cell>
          <table:covered-table-cell table:style-name="ce26"/>
          <table:table-cell table:style-name="ce26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1">
            <text:p>0521 <text:s/>1107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/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4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26"/>
          <table:table-cell table:style-name="ce26" table:number-columns-spanned="2" table:number-rows-spanned="1"/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2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/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4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26"/>
          <table:table-cell table:style-name="ce26" table:number-columns-spanned="2" table:number-rows-spanned="1"/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/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4" table:number-columns-spanned="2" table:number-rows-spanned="1"/>
          <table:covered-table-cell table:style-name="ce26"/>
          <table:table-cell table:style-name="ce11" table:number-columns-spanned="2" table:number-rows-spanned="1"/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84">
            <text:p>184</text:p>
          </table:table-cell>
          <table:table-cell table:style-name="ce3"/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4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/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4"/>
          <table:table-cell table:style-name="ce26" office:value-type="string">
            <text:p>it was thursday, twentie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/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4" office:value-type="string">
            <text:p>biystom?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7">
            <text:p>18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0">
            <text:p>19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1">
            <text:p>19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2">
            <text:p>19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3">
            <text:p>19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4">
            <text:p>19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5">
            <text:p>19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9.71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6">
            <text:p>19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2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7">
            <text:p>19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2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8">
            <text:p>19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2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9">
            <text:p>19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2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0">
            <text:p>20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33.92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1">
            <text:p>20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2">
            <text:p>20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3">
            <text:p>20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4">
            <text:p>20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5">
            <text:p>20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6">
            <text:p>20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7">
            <text:p>20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208">
            <text:p>20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1T11:07:28.66">
            <text:p>0521 <text:s/>1107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1T11:07:28.65">
            <text:p>0521 <text:s/>1107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1T11:07:33.92">
            <text:p>0521 <text:s/>1107</text:p>
          </table:table-cell>
          <table:table-cell table:style-name="ce6" table:formula="of:=NOW()" office:value-type="date" office:date-value="2021-05-21T11:07:33.92">
            <text:p>0521 <text:s/>1107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1T11:07:33.92">
            <text:p>0521 <text:s/>110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2021/05/21</text:date>, <text:time>11:07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1T11:07:33.13</dc:date>
    <dc:creator>iwabuchi ken</dc:creator>
    <meta:editing-duration>P3DT1H16M12S</meta:editing-duration>
    <meta:editing-cycles>407</meta:editing-cycles>
    <meta:generator>OpenOffice/4.1.3$Win32 OpenOffice.org_project/413m1$Build-9783</meta:generator>
    <meta:document-statistic meta:table-count="2" meta:cell-count="1488" meta:object-count="0"/>
  </office:meta>
</office:document-meta>
</file>